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EZHOQ6XBSL5?a_id=3B1NLC6UGZW5MK6XA73WSQ4RFGRPGJ&amp;b_id=3558091" xlink:type="simple">AMEZHOQ6XBSL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is survey is very nice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7" table:number-rows-repeated="11">
          <table:table-cell table:style-name="Default" table:number-columns-repeated="4"/>
          <table:table-cell/>
        </table:table-row>
        <table:table-row table:style-name="ro7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08:34:44.548203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3-08T08:35:28.108307356</dc:date>
    <meta:editing-duration>PT16M54S</meta:editing-duration>
    <meta:editing-cycles>12</meta:editing-cycles>
    <meta:generator>LibreOffice/6.0.7.3$Linux_X86_64 LibreOffice_project/00m0$Build-3</meta:generator>
    <meta:document-statistic meta:table-count="1" meta:cell-count="630" meta:object-count="0"/>
  </office:meta>
</office:document-meta>
</file>